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140" officeooo:paragraph-rsid="00079140"/>
    </style:style>
    <style:style style:name="P2" style:family="paragraph" style:parent-style-name="Standard">
      <style:text-properties officeooo:rsid="0008f480" officeooo:paragraph-rsid="0008f480"/>
    </style:style>
    <style:style style:name="P3" style:family="paragraph" style:parent-style-name="Standard" style:list-style-name="L1">
      <style:text-properties officeooo:rsid="0009b105" officeooo:paragraph-rsid="0009b105"/>
    </style:style>
    <style:style style:name="P4" style:family="paragraph" style:parent-style-name="Standard">
      <style:text-properties officeooo:rsid="0009b105" officeooo:paragraph-rsid="0009b105"/>
    </style:style>
    <style:style style:name="P5" style:family="paragraph" style:parent-style-name="Standard" style:list-style-name="L2">
      <style:text-properties officeooo:rsid="0009b105" officeooo:paragraph-rsid="0009b105"/>
    </style:style>
    <style:style style:name="P6" style:family="paragraph" style:parent-style-name="Standard">
      <style:text-properties officeooo:rsid="000a5f71" officeooo:paragraph-rsid="000a5f71"/>
    </style:style>
    <style:style style:name="P7" style:family="paragraph" style:parent-style-name="Standard" style:list-style-name="L1">
      <style:text-properties officeooo:rsid="000a5f71" officeooo:paragraph-rsid="000a5f71"/>
    </style:style>
    <style:style style:name="T1" style:family="text">
      <style:text-properties officeooo:rsid="0009b1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1) Describe what a quality relationship is, and what positive effects such a relationship has on one’s personal and professional life (25 points)</text:p>
      <text:p text:style-name="P1"/>
      <text:p text:style-name="P2">A quality relationship <text:span text:style-name="T1">consists of :</text:span></text:p>
      <text:list xml:id="list549606173777864372" text:style-name="L1">
        <text:list-item>
          <text:p text:style-name="P3">Mutual respect </text:p>
        </text:list-item>
        <text:list-item>
          <text:p text:style-name="P3">Trust</text:p>
        </text:list-item>
        <text:list-item>
          <text:p text:style-name="P3">Honesty</text:p>
        </text:list-item>
        <text:list-item>
          <text:p text:style-name="P3">Support</text:p>
        </text:list-item>
        <text:list-item>
          <text:p text:style-name="P3">Fairness/equality</text:p>
        </text:list-item>
        <text:list-item>
          <text:p text:style-name="P3">Separate identities</text:p>
        </text:list-item>
        <text:list-item>
          <text:p text:style-name="P3">Good communication</text:p>
        </text:list-item>
        <text:list-item>
          <text:p text:style-name="P3">A sense of playfulness/fondness</text:p>
        </text:list-item>
        <text:list-item>
          <text:p text:style-name="P3">Empathy</text:p>
        </text:list-item>
        <text:list-item>
          <text:p text:style-name="P3">Genuineness</text:p>
        </text:list-item>
        <text:list-item>
          <text:p text:style-name="P7">Spending time</text:p>
        </text:list-item>
      </text:list>
      <text:p text:style-name="P4"/>
      <text:p text:style-name="P4">Positive effects:</text:p>
      <text:list xml:id="list8184105632929124748" text:style-name="L2">
        <text:list-item>
          <text:p text:style-name="P5">Create a feeling of belonging</text:p>
        </text:list-item>
        <text:list-item>
          <text:p text:style-name="P5">Increase confidence</text:p>
        </text:list-item>
        <text:list-item>
          <text:p text:style-name="P5">Promote creativity/individuality</text:p>
        </text:list-item>
        <text:list-item>
          <text:p text:style-name="P5">Provide a safe place to learn about yourself</text:p>
        </text:list-item>
      </text:list>
      <text:p text:style-name="P2"/>
      <text:p text:style-name="P1">2) Describe the present status of the relationship – be as specific as possible, indicating the things that seem positive and the things that seem negative. (10 points)</text:p>
      <text:p text:style-name="P1"/>
      <text:p text:style-name="P6">The present status of the relationship </text:p>
      <text:p text:style-name="P1"/>
      <text:p text:style-name="P1"/>
      <text:p text:style-name="P1"/>
      <text:p text:style-name="P1">3) Describe a brief transaction with the person – you might give the approximate dialogue of a brief conversation. (10 points)</text:p>
      <text:p text:style-name="P1"/>
      <text:p text:style-name="P1">4) Identify your feelings (emotions) about such transactions; include any information about the other person’s feelings (emotions). (10 points)</text:p>
      <text:p text:style-name="P1"/>
      <text:p text:style-name="P1">5) Indicate needed changes in your interpersonal communication with this person (i.e., better listening, better use of feedback, use of perception check). (20 points)</text:p>
      <text:p text:style-name="P1"/>
      <text:p text:style-name="P1">6) Write 2-3 strategies designed to accomplish these needed changes in your relationship. <text:s/>Please note that this step is NOT the actual implementation but a written plan that explains when, where and how you will implement the communication skills required to achieve your needed changes. (30 points)</text:p>
      <text:p text:style-name="P1"/>
      <text:p text:style-name="P2">7) Implement these changes in your communication with the other person – expect results. <text:s/>Record the implementations. <text:s/>This should include a detailed descriptions of the interactions and what occurred verbally and nonverbally. (30 points)</text:p>
      <text:p text:style-name="P2"/>
      <text:p text:style-name="P2">8) Describe any modification of the relationship. (10 points)</text:p>
      <text:p text:style-name="P2"/>
      <text:p text:style-name="P2"><text:soft-page-break/>9) Given the current strategies in this project, which one(s) do you think are feasible for you to continue? <text:s/>How might you do this? (5 poin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59:58.803000000</meta:creation-date>
    <dc:date>2017-08-14T11:45:54.417000000</dc:date>
    <meta:editing-duration>PT4M35S</meta:editing-duration>
    <meta:editing-cycles>1</meta:editing-cycles>
    <meta:document-statistic meta:table-count="0" meta:image-count="0" meta:object-count="0" meta:page-count="2" meta:paragraph-count="27" meta:word-count="292" meta:character-count="1871" meta:non-whitespace-character-count="1612"/>
    <meta:generator>LibreOffice/5.2.3.3$Windows_x86 LibreOffice_project/d54a8868f08a7b39642414cf2c8ef2f228f780cf</meta:generator>
  </office:meta>
</office:document-meta>
</file>